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4cm" table:align="margins"/>
    </style:style>
    <style:style style:name="Licença-da-Publicação.A" style:family="table-column">
      <style:table-column-properties style:column-width="14cm" style:rel-column-width="65535*"/>
    </style:style>
    <style:style style:name="Licença-da-Publicação.A1" style:family="table-cell">
      <style:table-cell-properties fo:padding="0.097cm" fo:border-left="none" fo:border-right="none" fo:border-top="0.5pt solid #000000" fo:border-bottom="none"/>
    </style:style>
    <style:style style:name="Desenho-do-Personagem" style:family="table">
      <style:table-properties style:width="13.824cm" table:align="margins" style:shadow="#808080 0.176cm 0.176cm" style:may-break-between-rows="false"/>
    </style:style>
    <style:style style:name="Desenho-do-Personagem.A" style:family="table-column">
      <style:table-column-properties style:column-width="13.824cm" style:rel-column-width="65535*"/>
    </style:style>
    <style:style style:name="Desenho-do-Personagem.A1" style:family="table-cell">
      <style:table-cell-properties fo:padding="0.097cm" fo:border-left="0.5pt solid #000000" fo:border-right="0.5pt solid #000000" fo:border-top="0.5pt solid #000000" fo:border-bottom="none"/>
    </style:style>
    <style:style style:name="Desenho-do-Personagem.A2" style:family="table-cell">
      <style:table-cell-properties fo:padding="0.097cm" fo:border-left="0.5pt solid #000000" fo:border-right="0.5pt solid #000000" fo:border-top="none" fo:border-bottom="none"/>
    </style:style>
    <style:style style:name="Desenho-do-Personagem.A5" style:family="table-cell">
      <style:table-cell-properties fo:background-color="transparent" fo:padding="0.097cm" fo:border-left="0.5pt solid #000000" fo:border-right="0.5pt solid #000000" fo:border-top="none" fo:border-bottom="none">
        <style:background-image/>
      </style:table-cell-properties>
    </style:style>
    <style:style style:name="Desenho-do-Personagem.A11" style:family="table-cell">
      <style:table-cell-properties fo:padding="0.097cm" fo:border-left="0.5pt solid #000000" fo:border-right="0.5pt solid #000000" fo:border-top="none" fo:border-bottom="0.5pt solid #000000"/>
    </style:style>
    <style:style style:name="Ficha-de-Personagem" style:family="table">
      <style:table-properties style:width="13.824cm" table:align="margins" style:shadow="#808080 0.176cm 0.176cm" style:may-break-between-rows="false"/>
    </style:style>
    <style:style style:name="Ficha-de-Personagem.A" style:family="table-column">
      <style:table-column-properties style:column-width="5.147cm" style:rel-column-width="24398*"/>
    </style:style>
    <style:style style:name="Ficha-de-Personagem.C" style:family="table-column">
      <style:table-column-properties style:column-width="3.531cm" style:rel-column-width="16739*"/>
    </style:style>
    <style:style style:name="Ficha-de-Personagem.1" style:family="table-row">
      <style:table-row-properties fo:keep-together="always"/>
    </style:style>
    <style:style style:name="Ficha-de-Personagem.A1" style:family="table-cell">
      <style:table-cell-properties style:vertical-align="middle" fo:padding="0.097cm" fo:border-left="0.75pt solid #000000" fo:border-right="none" fo:border-top="0.5pt solid #000000" fo:border-bottom="none"/>
    </style:style>
    <style:style style:name="Ficha-de-Personagem.C1" style:family="table-cell">
      <style:table-cell-properties style:vertical-align="middle" fo:padding="0.097cm" fo:border-left="0.75pt solid #000000" fo:border-right="0.75pt solid #000000" fo:border-top="0.5pt solid #000000" fo:border-bottom="none"/>
    </style:style>
    <style:style style:name="Ficha-de-Personagem.A2" style:family="table-cell">
      <style:table-cell-properties style:vertical-align="middle" fo:padding="0.097cm" fo:border-left="0.75pt solid #000000" fo:border-right="none" fo:border-top="none" fo:border-bottom="none"/>
    </style:style>
    <style:style style:name="Ficha-de-Personagem.C2" style:family="table-cell">
      <style:table-cell-properties style:vertical-align="middle" fo:padding="0.097cm" fo:border-left="0.75pt solid #000000" fo:border-right="0.75pt solid #000000" fo:border-top="none" fo:border-bottom="none"/>
    </style:style>
    <style:style style:name="Ficha-de-Personagem.A10" style:family="table-cell">
      <style:table-cell-properties style:vertical-align="middle" fo:padding="0.097cm" fo:border-left="0.75pt solid #000000" fo:border-right="none" fo:border-top="none" fo:border-bottom="0.75pt solid #000000"/>
    </style:style>
    <style:style style:name="Ficha-de-Personagem.C10" style:family="table-cell">
      <style:table-cell-properties style:vertical-align="middle" fo:padding="0.097cm" fo:border-left="0.75pt solid #000000" fo:border-right="0.75pt solid #000000" fo:border-top="none" fo:border-bottom="0.75pt solid #000000"/>
    </style:style>
    <style:style style:name="Ficha-de-Personagem.A11" style:family="table-cell">
      <style:table-cell-properties style:vertical-align="middle" fo:padding="0.097cm" fo:border-left="0.75pt solid #000000" fo:border-right="none" fo:border-top="0.75pt solid #000000" fo:border-bottom="0.5pt solid #000000"/>
    </style:style>
    <style:style style:name="Ficha-de-Personagem.B11" style:family="table-cell">
      <style:table-cell-properties style:vertical-align="middle" fo:padding="0.097cm" fo:border-left="none" fo:border-right="0.75pt solid #000000" fo:border-top="0.75pt solid #000000" fo:border-bottom="0.5pt solid #000000"/>
    </style:style>
    <style:style style:name="Ficha-de-Traço" style:family="table">
      <style:table-properties style:width="13.824cm" table:align="margins" style:shadow="#808080 0.176cm 0.176cm" style:may-break-between-rows="false"/>
    </style:style>
    <style:style style:name="Ficha-de-Traço.A" style:family="table-column">
      <style:table-column-properties style:column-width="1.739cm" style:rel-column-width="8244*"/>
    </style:style>
    <style:style style:name="Ficha-de-Traço.B" style:family="table-column">
      <style:table-column-properties style:column-width="0.734cm" style:rel-column-width="3478*"/>
    </style:style>
    <style:style style:name="Ficha-de-Traço.C" style:family="table-column">
      <style:table-column-properties style:column-width="11.351cm" style:rel-column-width="53813*"/>
    </style:style>
    <style:style style:name="Ficha-de-Traço.1" style:family="table-row">
      <style:table-row-properties fo:keep-together="always"/>
    </style:style>
    <style:style style:name="Ficha-de-Traço.A1" style:family="table-cell">
      <style:table-cell-properties fo:background-color="transparent" fo:padding="0.097cm" fo:border-left="0.5pt solid #000000" fo:border-right="none" fo:border-top="0.5pt solid #000000" fo:border-bottom="none">
        <style:background-image/>
      </style:table-cell-properties>
    </style:style>
    <style:style style:name="Ficha-de-Traço.B1" style:family="table-cell">
      <style:table-cell-properties fo:background-color="transparent" fo:padding="0.097cm" fo:border-left="none" fo:border-right="0.5pt solid #000000" fo:border-top="0.5pt solid #000000" fo:border-bottom="none">
        <style:background-image/>
      </style:table-cell-properties>
    </style:style>
    <style:style style:name="Ficha-de-Traço.A2" style:family="table-cell">
      <style:table-cell-properties fo:background-color="transparent" fo:padding="0.097cm" fo:border-left="0.5pt solid #000000" fo:border-right="none" fo:border-top="none" fo:border-bottom="none">
        <style:background-image/>
      </style:table-cell-properties>
    </style:style>
    <style:style style:name="Ficha-de-Traço.C2" style:family="table-cell">
      <style:table-cell-properties fo:padding="0.097cm" fo:border-left="none" fo:border-right="0.5pt solid #000000" fo:border-top="none" fo:border-bottom="none"/>
    </style:style>
    <style:style style:name="Ficha-de-Traço.A3" style:family="table-cell">
      <style:table-cell-properties fo:padding="0.097cm" fo:border-left="0.5pt solid #000000" fo:border-right="0.5pt solid #000000" fo:border-top="none" fo:border-bottom="none"/>
    </style:style>
    <style:style style:name="Ficha-de-Traço.A4" style:family="table-cell">
      <style:table-cell-properties fo:padding="0.097cm" fo:border-left="0.5pt solid #000000" fo:border-right="0.5pt solid #000000" fo:border-top="none" fo:border-bottom="none"/>
    </style:style>
    <style:style style:name="Ficha-de-Traço.A5" style:family="table-cell">
      <style:table-cell-properties fo:padding="0.097cm" fo:border-left="0.5pt solid #000000" fo:border-right="0.5pt solid #000000" fo:border-top="none" fo:border-bottom="none"/>
    </style:style>
    <style:style style:name="Ficha-de-Traço.A6" style:family="table-cell">
      <style:table-cell-properties fo:padding="0.097cm" fo:border-left="0.5pt solid #000000" fo:border-right="0.5pt solid #000000" fo:border-top="none" fo:border-bottom="0.5pt solid #000000"/>
    </style:style>
    <style:style style:name="Ficha-de-Equipamento" style:family="table">
      <style:table-properties style:width="13.824cm" table:align="margins" style:shadow="#808080 0.176cm 0.176cm" style:may-break-between-rows="false"/>
    </style:style>
    <style:style style:name="Ficha-de-Equipamento.A" style:family="table-column">
      <style:table-column-properties style:column-width="2.473cm" style:rel-column-width="11722*"/>
    </style:style>
    <style:style style:name="Ficha-de-Equipamento.B" style:family="table-column">
      <style:table-column-properties style:column-width="0.706cm" style:rel-column-width="3349*"/>
    </style:style>
    <style:style style:name="Ficha-de-Equipamento.C" style:family="table-column">
      <style:table-column-properties style:column-width="10.645cm" style:rel-column-width="50464*"/>
    </style:style>
    <style:style style:name="Ficha-de-Equipamento.1" style:family="table-row">
      <style:table-row-properties fo:keep-together="always"/>
    </style:style>
    <style:style style:name="Ficha-de-Equipamento.A1" style:family="table-cell">
      <style:table-cell-properties fo:background-color="transparent" fo:padding="0.097cm" fo:border-left="0.5pt solid #000000" fo:border-right="none" fo:border-top="0.5pt solid #000000" fo:border-bottom="none">
        <style:background-image/>
      </style:table-cell-properties>
    </style:style>
    <style:style style:name="Ficha-de-Equipamento.C1" style:family="table-cell">
      <style:table-cell-properties fo:background-color="transparent" fo:padding="0.097cm" fo:border-left="none" fo:border-right="0.5pt solid #000000" fo:border-top="0.5pt solid #000000" fo:border-bottom="none">
        <style:background-image/>
      </style:table-cell-properties>
    </style:style>
    <style:style style:name="Ficha-de-Equipamento.A2" style:family="table-cell">
      <style:table-cell-properties fo:background-color="transparent" fo:padding="0.097cm" fo:border-left="0.5pt solid #000000" fo:border-right="none" fo:border-top="none" fo:border-bottom="none">
        <style:background-image/>
      </style:table-cell-properties>
    </style:style>
    <style:style style:name="Ficha-de-Equipamento.B2" style:family="table-cell">
      <style:table-cell-properties fo:padding="0.097cm" fo:border-left="none" fo:border-right="0.5pt solid #000000" fo:border-top="none" fo:border-bottom="none"/>
    </style:style>
    <style:style style:name="Ficha-de-Equipamento.A3" style:family="table-cell">
      <style:table-cell-properties fo:padding="0.097cm" fo:border-left="0.5pt solid #000000" fo:border-right="0.5pt solid #000000" fo:border-top="none" fo:border-bottom="none"/>
    </style:style>
    <style:style style:name="Ficha-de-Equipamento.A4" style:family="table-cell">
      <style:table-cell-properties fo:padding="0.097cm" fo:border-left="0.5pt solid #000000" fo:border-right="0.5pt solid #000000" fo:border-top="none" fo:border-bottom="none"/>
    </style:style>
    <style:style style:name="Ficha-de-Equipamento.A5" style:family="table-cell">
      <style:table-cell-properties fo:padding="0.097cm" fo:border-left="0.5pt solid #000000" fo:border-right="0.5pt solid #000000" fo:border-top="none" fo:border-bottom="none"/>
    </style:style>
    <style:style style:name="Ficha-de-Equipamento.A6" style:family="table-cell">
      <style:table-cell-properties fo:padding="0.097cm" fo:border-left="0.5pt solid #000000" fo:border-right="0.5pt solid #000000" fo:border-top="none" fo:border-bottom="0.5pt solid #000000"/>
    </style:style>
    <style:style style:name="Ficha-de-Efeito" style:family="table">
      <style:table-properties style:width="13.824cm" table:align="margins" style:shadow="#808080 0.176cm 0.176cm" style:may-break-between-rows="false"/>
    </style:style>
    <style:style style:name="Ficha-de-Efeito.A" style:family="table-column">
      <style:table-column-properties style:column-width="1.739cm" style:rel-column-width="8244*"/>
    </style:style>
    <style:style style:name="Ficha-de-Efeito.B" style:family="table-column">
      <style:table-column-properties style:column-width="0.734cm" style:rel-column-width="3478*"/>
    </style:style>
    <style:style style:name="Ficha-de-Efeito.C" style:family="table-column">
      <style:table-column-properties style:column-width="11.351cm" style:rel-column-width="53813*"/>
    </style:style>
    <style:style style:name="Ficha-de-Efeito.1" style:family="table-row">
      <style:table-row-properties fo:keep-together="always"/>
    </style:style>
    <style:style style:name="Ficha-de-Efeito.A1" style:family="table-cell">
      <style:table-cell-properties fo:background-color="transparent" fo:padding="0.097cm" fo:border-left="0.5pt solid #000000" fo:border-right="none" fo:border-top="0.5pt solid #000000" fo:border-bottom="none">
        <style:background-image/>
      </style:table-cell-properties>
    </style:style>
    <style:style style:name="Ficha-de-Efeito.B1" style:family="table-cell">
      <style:table-cell-properties fo:background-color="transparent" fo:padding="0.097cm" fo:border-left="none" fo:border-right="0.5pt solid #000000" fo:border-top="0.5pt solid #000000" fo:border-bottom="none">
        <style:background-image/>
      </style:table-cell-properties>
    </style:style>
    <style:style style:name="Ficha-de-Efeito.A2" style:family="table-cell">
      <style:table-cell-properties fo:background-color="transparent" fo:padding="0.097cm" fo:border-left="0.5pt solid #000000" fo:border-right="none" fo:border-top="none" fo:border-bottom="none">
        <style:background-image/>
      </style:table-cell-properties>
    </style:style>
    <style:style style:name="Ficha-de-Efeito.C2" style:family="table-cell">
      <style:table-cell-properties fo:padding="0.097cm" fo:border-left="none" fo:border-right="0.5pt solid #000000" fo:border-top="none" fo:border-bottom="none"/>
    </style:style>
    <style:style style:name="Ficha-de-Efeito.A3" style:family="table-cell">
      <style:table-cell-properties fo:padding="0.097cm" fo:border-left="0.5pt solid #000000" fo:border-right="0.5pt solid #000000" fo:border-top="none" fo:border-bottom="none"/>
    </style:style>
    <style:style style:name="Ficha-de-Efeito.A4" style:family="table-cell">
      <style:table-cell-properties fo:padding="0.097cm" fo:border-left="0.5pt solid #000000" fo:border-right="0.5pt solid #000000" fo:border-top="none" fo:border-bottom="none"/>
    </style:style>
    <style:style style:name="Ficha-de-Efeito.A5" style:family="table-cell">
      <style:table-cell-properties fo:padding="0.097cm" fo:border-left="0.5pt solid #000000" fo:border-right="0.5pt solid #000000" fo:border-top="none" fo:border-bottom="none"/>
    </style:style>
    <style:style style:name="Ficha-de-Efeito.A6" style:family="table-cell">
      <style:table-cell-properties fo:padding="0.097cm" fo:border-left="0.5pt solid #000000" fo:border-right="0.5pt solid #000000" fo:border-top="none" fo:border-bottom="0.5pt solid #000000"/>
    </style:style>
    <style:style style:name="Prioridade-nos-Dados" style:family="table">
      <style:table-properties style:width="14cm" table:align="margins" style:may-break-between-rows="false"/>
    </style:style>
    <style:style style:name="Prioridade-nos-Dados.A" style:family="table-column">
      <style:table-column-properties style:column-width="14cm" style:rel-column-width="65535*"/>
    </style:style>
    <style:style style:name="Prioridade-nos-Dados.1" style:family="table-row">
      <style:table-row-properties fo:keep-together="always"/>
    </style:style>
    <style:style style:name="Prioridade-nos-Dados.A1" style:family="table-cell">
      <style:table-cell-properties fo:background-color="transparent" fo:padding="0.097cm" fo:border-left="0.5pt solid #000000" fo:border-right="0.5pt solid #000000" fo:border-top="0.5pt solid #000000" fo:border-bottom="none">
        <style:background-image/>
      </style:table-cell-properties>
    </style:style>
    <style:style style:name="Prioridade-nos-Dados.A2" style:family="table-cell">
      <style:table-cell-properties fo:padding="0.097cm" fo:border-left="0.5pt solid #000000" fo:border-right="0.5pt solid #000000" fo:border-top="none" fo:border-bottom="0.5pt solid #000000"/>
    </style:style>
    <style:style style:name="Falha-e-Sucesso-no-Dado" style:family="table">
      <style:table-properties style:width="14cm" table:align="margins" style:may-break-between-rows="false"/>
    </style:style>
    <style:style style:name="Falha-e-Sucesso-no-Dado.A" style:family="table-column">
      <style:table-column-properties style:column-width="7.128cm" style:rel-column-width="33364*"/>
    </style:style>
    <style:style style:name="Falha-e-Sucesso-no-Dado.B" style:family="table-column">
      <style:table-column-properties style:column-width="6.872cm" style:rel-column-width="32171*"/>
    </style:style>
    <style:style style:name="Falha-e-Sucesso-no-Dado.1" style:family="table-row">
      <style:table-row-properties fo:keep-together="always"/>
    </style:style>
    <style:style style:name="Falha-e-Sucesso-no-Dado.A1" style:family="table-cell">
      <style:table-cell-properties fo:background-color="transparent" fo:padding="0.097cm" fo:border-left="0.5pt solid #000000" fo:border-right="none" fo:border-top="0.5pt solid #000000" fo:border-bottom="none">
        <style:background-image/>
      </style:table-cell-properties>
    </style:style>
    <style:style style:name="Falha-e-Sucesso-no-Dado.B1" style:family="table-cell">
      <style:table-cell-properties fo:background-color="transparent" fo:padding="0.097cm" fo:border-left="none" fo:border-right="0.5pt solid #000000" fo:border-top="0.5pt solid #000000" fo:border-bottom="none">
        <style:background-image/>
      </style:table-cell-properties>
    </style:style>
    <style:style style:name="Falha-e-Sucesso-no-Dado.A2" style:family="table-cell">
      <style:table-cell-properties fo:padding="0.097cm" fo:border-left="0.5pt solid #000000" fo:border-right="none" fo:border-top="none" fo:border-bottom="0.5pt solid #000000"/>
    </style:style>
    <style:style style:name="Falha-e-Sucesso-no-Dado.B2" style:family="table-cell">
      <style:table-cell-properties fo:padding="0.097cm" fo:border-left="none" fo:border-right="0.5pt solid #000000" fo:border-top="none" fo:border-bottom="0.5pt solid #000000"/>
    </style:style>
    <style:style style:name="P1" style:family="paragraph" style:parent-style-name="Header">
      <style:text-properties fo:font-size="2pt" style:font-size-asian="1.75pt" style:font-size-complex="2pt"/>
    </style:style>
    <style:style style:name="P2" style:family="paragraph" style:parent-style-name="Standard">
      <style:text-properties fo:font-size="2pt" officeooo:paragraph-rsid="00f6fb4c" style:font-size-asian="1.75pt" style:font-size-complex="2pt"/>
    </style:style>
    <style:style style:name="P3" style:family="paragraph" style:parent-style-name="Table_20_Contents">
      <style:paragraph-properties fo:text-align="center" style:justify-single-word="false"/>
      <style:text-properties fo:font-size="12pt" officeooo:paragraph-rsid="00f6fb4c"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5" style:family="paragraph" style:parent-style-name="Table_20_Contents">
      <style:paragraph-properties fo:text-align="center" style:justify-single-word="false"/>
      <style:text-properties fo:font-size="12pt" officeooo:rsid="00945867" officeooo:paragraph-rsid="00945867" style:font-size-asian="12pt" style:font-name-complex="Lohit Devanagari" style:font-size-complex="12pt"/>
    </style:style>
    <style:style style:name="P6" style:family="paragraph" style:parent-style-name="Table_20_Contents">
      <style:paragraph-properties fo:text-align="center" style:justify-single-word="false"/>
      <style:text-properties fo:font-size="12pt" officeooo:rsid="00b6a0b5" officeooo:paragraph-rsid="00b6a0b5" style:font-size-asian="12pt" style:font-name-complex="Lohit Devanagari" style:font-size-complex="12pt"/>
    </style:style>
    <style:style style:name="P7" style:family="paragraph" style:parent-style-name="Standard">
      <style:text-properties fo:language="pt" fo:country="BR"/>
    </style:style>
    <style:style style:name="P8" style:family="paragraph" style:parent-style-name="Standard">
      <style:text-properties fo:language="pt" fo:country="BR" officeooo:rsid="0015eb52" officeooo:paragraph-rsid="0015eb52"/>
    </style:style>
    <style:style style:name="P9" style:family="paragraph" style:parent-style-name="Standard">
      <style:text-properties fo:language="pt" fo:country="BR" officeooo:rsid="0015eb52"/>
    </style:style>
    <style:style style:name="P10" style:family="paragraph" style:parent-style-name="Standard">
      <style:text-properties fo:language="pt" fo:country="BR" officeooo:paragraph-rsid="0019f563"/>
    </style:style>
    <style:style style:name="P11" style:family="paragraph" style:parent-style-name="Standard">
      <style:text-properties fo:language="pt" fo:country="BR" officeooo:rsid="00347cd8" officeooo:paragraph-rsid="00347cd8"/>
    </style:style>
    <style:style style:name="P12" style:family="paragraph" style:parent-style-name="Standard">
      <style:paragraph-properties fo:text-align="justify" style:justify-single-word="false"/>
      <style:text-properties fo:language="pt" fo:country="BR" officeooo:rsid="00347cd8" officeooo:paragraph-rsid="00347cd8"/>
    </style:style>
    <style:style style:name="P13" style:family="paragraph" style:parent-style-name="Standard">
      <style:text-properties fo:language="pt" fo:country="BR" officeooo:rsid="0042cfd9" officeooo:paragraph-rsid="0015eb52"/>
    </style:style>
    <style:style style:name="P14" style:family="paragraph" style:parent-style-name="Standard">
      <style:text-properties fo:language="pt" fo:country="BR" officeooo:rsid="0042cfd9" officeooo:paragraph-rsid="0042cfd9"/>
    </style:style>
    <style:style style:name="P15" style:family="paragraph" style:parent-style-name="Standard">
      <style:text-properties fo:language="pt" fo:country="BR" officeooo:rsid="0042cfd9" officeooo:paragraph-rsid="0089f721"/>
    </style:style>
    <style:style style:name="P16" style:family="paragraph" style:parent-style-name="Standard">
      <style:text-properties fo:language="pt" fo:country="BR" officeooo:paragraph-rsid="00221051"/>
    </style:style>
    <style:style style:name="P17" style:family="paragraph" style:parent-style-name="Standard">
      <style:text-properties fo:language="pt" fo:country="BR" officeooo:rsid="004d4663" officeooo:paragraph-rsid="00671f2e"/>
    </style:style>
    <style:style style:name="P18" style:family="paragraph" style:parent-style-name="Table_20_Contents">
      <style:paragraph-properties fo:text-align="center" style:justify-single-word="false"/>
      <style:text-properties fo:language="pt" fo:country="BR"/>
    </style:style>
    <style:style style:name="P19" style:family="paragraph" style:parent-style-name="Standard">
      <style:text-properties fo:language="pt" fo:country="BR" officeooo:rsid="00633b85" officeooo:paragraph-rsid="00633b85"/>
    </style:style>
    <style:style style:name="P20" style:family="paragraph" style:parent-style-name="Standard">
      <style:paragraph-properties fo:text-align="justify" style:justify-single-word="false"/>
      <style:text-properties fo:language="pt" fo:country="BR" officeooo:rsid="00633b85" officeooo:paragraph-rsid="00633b85"/>
    </style:style>
    <style:style style:name="P21" style:family="paragraph" style:parent-style-name="Standard">
      <style:text-properties fo:language="pt" fo:country="BR" officeooo:rsid="00664f1b" officeooo:paragraph-rsid="00664f1b"/>
    </style:style>
    <style:style style:name="P22" style:family="paragraph" style:parent-style-name="Standard">
      <style:text-properties fo:language="pt" fo:country="BR" officeooo:rsid="0068b372" officeooo:paragraph-rsid="0068b372"/>
    </style:style>
    <style:style style:name="P23" style:family="paragraph" style:parent-style-name="Standard">
      <style:text-properties fo:language="pt" fo:country="BR" officeooo:rsid="006a5d02" officeooo:paragraph-rsid="006a5d02"/>
    </style:style>
    <style:style style:name="P24" style:family="paragraph" style:parent-style-name="Standard">
      <style:text-properties fo:language="pt" fo:country="BR" officeooo:rsid="006f4d4c" officeooo:paragraph-rsid="006f4d4c"/>
    </style:style>
    <style:style style:name="P25" style:family="paragraph" style:parent-style-name="Standard">
      <style:text-properties fo:language="pt" fo:country="BR" officeooo:paragraph-rsid="0015eb52"/>
    </style:style>
    <style:style style:name="P26" style:family="paragraph" style:parent-style-name="Standard">
      <style:text-properties fo:language="pt" fo:country="BR" officeooo:rsid="00870394" officeooo:paragraph-rsid="00870394"/>
    </style:style>
    <style:style style:name="P27" style:family="paragraph" style:parent-style-name="Standard">
      <style:text-properties fo:language="pt" fo:country="BR" officeooo:rsid="005f8751" officeooo:paragraph-rsid="005f8751"/>
    </style:style>
    <style:style style:name="P28" style:family="paragraph" style:parent-style-name="Standard">
      <style:text-properties fo:language="pt" fo:country="BR" officeooo:rsid="0089f721" officeooo:paragraph-rsid="0089f721"/>
    </style:style>
    <style:style style:name="P29" style:family="paragraph" style:parent-style-name="Standard">
      <style:text-properties fo:language="pt" fo:country="BR" officeooo:rsid="0089f721" officeooo:paragraph-rsid="008e5452"/>
    </style:style>
    <style:style style:name="P30" style:family="paragraph" style:parent-style-name="Standard">
      <style:text-properties fo:language="pt" fo:country="BR" officeooo:rsid="0089f721" officeooo:paragraph-rsid="009ba7c0"/>
    </style:style>
    <style:style style:name="P31" style:family="paragraph" style:parent-style-name="Standard">
      <style:text-properties fo:language="pt" fo:country="BR" officeooo:rsid="00af9cde" officeooo:paragraph-rsid="00af9cde"/>
    </style:style>
    <style:style style:name="P32" style:family="paragraph" style:parent-style-name="Standard">
      <style:paragraph-properties fo:text-align="center" style:justify-single-word="false"/>
      <style:text-properties fo:language="pt" fo:country="BR" officeooo:rsid="00af9cde" officeooo:paragraph-rsid="00b34e5d"/>
    </style:style>
    <style:style style:name="P33" style:family="paragraph" style:parent-style-name="Standard">
      <style:text-properties fo:language="pt" fo:country="BR" officeooo:rsid="00b1267b" officeooo:paragraph-rsid="00b1267b"/>
    </style:style>
    <style:style style:name="P34" style:family="paragraph" style:parent-style-name="Standard">
      <style:text-properties fo:language="pt" fo:country="BR" officeooo:rsid="00b495e2" officeooo:paragraph-rsid="00b495e2"/>
    </style:style>
    <style:style style:name="P35" style:family="paragraph" style:parent-style-name="Standard">
      <style:text-properties fo:language="pt" fo:country="BR" officeooo:rsid="00b64bd0" officeooo:paragraph-rsid="00af9cde"/>
    </style:style>
    <style:style style:name="P36" style:family="paragraph" style:parent-style-name="Standard">
      <style:text-properties fo:language="pt" fo:country="BR" officeooo:rsid="00b64bd0" officeooo:paragraph-rsid="00b64bd0"/>
    </style:style>
    <style:style style:name="P37" style:family="paragraph" style:parent-style-name="Standard">
      <style:text-properties fo:language="pt" fo:country="BR" officeooo:paragraph-rsid="00b64bd0"/>
    </style:style>
    <style:style style:name="P38" style:family="paragraph" style:parent-style-name="Standard">
      <style:paragraph-properties fo:text-align="justify" style:justify-single-word="false"/>
      <style:text-properties fo:language="pt" fo:country="BR" officeooo:rsid="007479f3" officeooo:paragraph-rsid="007a3a8a"/>
    </style:style>
    <style:style style:name="P39" style:family="paragraph" style:parent-style-name="Standard">
      <style:paragraph-properties fo:text-align="justify" style:justify-single-word="false"/>
      <style:text-properties fo:language="pt" fo:country="BR"/>
    </style:style>
    <style:style style:name="P40" style:family="paragraph" style:parent-style-name="Standard">
      <style:paragraph-properties fo:text-align="justify" style:justify-single-word="false"/>
      <style:text-properties fo:language="pt" fo:country="BR" officeooo:paragraph-rsid="001021ff"/>
    </style:style>
    <style:style style:name="P41" style:family="paragraph" style:parent-style-name="Standard">
      <style:paragraph-properties fo:text-align="justify" style:justify-single-word="false"/>
      <style:text-properties fo:language="pt" fo:country="BR" officeooo:paragraph-rsid="0019f563"/>
    </style:style>
    <style:style style:name="P42" style:family="paragraph" style:parent-style-name="Table_20_Contents">
      <style:text-properties fo:language="pt" fo:country="BR" fo:font-weight="bold" officeooo:rsid="002df8f3" officeooo:paragraph-rsid="002df8f3" style:font-weight-asian="bold" style:font-weight-complex="bold"/>
    </style:style>
    <style:style style:name="P43" style:family="paragraph" style:parent-style-name="Ficha">
      <style:paragraph-properties fo:keep-with-next="always"/>
    </style:style>
    <style:style style:name="P44" style:family="paragraph" style:parent-style-name="Ficha">
      <style:text-properties officeooo:rsid="00927929" officeooo:paragraph-rsid="00927929"/>
    </style:style>
    <style:style style:name="P45" style:family="paragraph" style:parent-style-name="Ficha">
      <style:paragraph-properties fo:keep-with-next="always"/>
      <style:text-properties officeooo:paragraph-rsid="009e3fb7"/>
    </style:style>
    <style:style style:name="P46" style:family="paragraph" style:parent-style-name="Ficha">
      <style:paragraph-properties fo:keep-with-next="always"/>
      <style:text-properties officeooo:paragraph-rsid="00a220c3"/>
    </style:style>
    <style:style style:name="P47" style:family="paragraph" style:parent-style-name="Table_20_Contents">
      <style:paragraph-properties fo:text-align="start" style:justify-single-word="false"/>
      <style:text-properties fo:font-weight="bold" officeooo:rsid="008b40f7" officeooo:paragraph-rsid="00cf720e" style:font-weight-asian="bold" style:font-weight-complex="bold"/>
    </style:style>
    <style:style style:name="P48" style:family="paragraph" style:parent-style-name="Standard">
      <style:paragraph-properties fo:text-align="end" style:justify-single-word="false"/>
    </style:style>
    <style:style style:name="P49" style:family="paragraph" style:parent-style-name="Standard">
      <style:paragraph-properties fo:text-align="center" style:justify-single-word="false"/>
      <style:text-properties officeooo:rsid="00ef6690" officeooo:paragraph-rsid="00ef6690"/>
    </style:style>
    <style:style style:name="P50" style:family="paragraph" style:parent-style-name="Standard">
      <style:paragraph-properties fo:text-align="start" style:justify-single-word="false"/>
    </style:style>
    <style:style style:name="P51" style:family="paragraph" style:parent-style-name="Table_20_Contents">
      <style:paragraph-properties fo:text-align="start" style:justify-single-word="false"/>
      <style:text-properties officeooo:rsid="008b40f7" officeooo:paragraph-rsid="00cf720e"/>
    </style:style>
    <style:style style:name="P52" style:family="paragraph" style:parent-style-name="Table_20_Contents">
      <style:paragraph-properties fo:text-align="start" style:justify-single-word="false"/>
      <style:text-properties officeooo:rsid="008b40f7" officeooo:paragraph-rsid="00d0788a"/>
    </style:style>
    <style:style style:name="P53" style:family="paragraph" style:parent-style-name="Table_20_Contents">
      <style:text-properties officeooo:rsid="008b40f7" officeooo:paragraph-rsid="008b40f7"/>
    </style:style>
    <style:style style:name="P54" style:family="paragraph" style:parent-style-name="Table_20_Contents">
      <style:text-properties officeooo:rsid="008b40f7" officeooo:paragraph-rsid="00cf720e"/>
    </style:style>
    <style:style style:name="P55" style:family="paragraph" style:parent-style-name="Table_20_Contents">
      <style:text-properties officeooo:rsid="008b40f7" officeooo:paragraph-rsid="00d0788a"/>
    </style:style>
    <style:style style:name="P56" style:family="paragraph" style:parent-style-name="Table_20_Contents">
      <style:text-properties officeooo:rsid="00cc8447" officeooo:paragraph-rsid="00cc8447"/>
    </style:style>
    <style:style style:name="P57" style:family="paragraph" style:parent-style-name="Table_20_Contents">
      <style:text-properties officeooo:rsid="00cc8447" officeooo:paragraph-rsid="00cf720e"/>
    </style:style>
    <style:style style:name="P58" style:family="paragraph" style:parent-style-name="Table_20_Contents">
      <style:text-properties officeooo:rsid="00cc8447" officeooo:paragraph-rsid="00d0788a"/>
    </style:style>
    <style:style style:name="P59" style:family="paragraph" style:parent-style-name="Table_20_Contents">
      <style:text-properties officeooo:paragraph-rsid="00cf720e"/>
    </style:style>
    <style:style style:name="P60" style:family="paragraph" style:parent-style-name="Table_20_Contents">
      <style:text-properties officeooo:paragraph-rsid="00d0788a"/>
    </style:style>
    <style:style style:name="P61" style:family="paragraph" style:parent-style-name="Table_20_Contents">
      <style:paragraph-properties fo:text-align="start" style:justify-single-word="false"/>
      <style:text-properties officeooo:rsid="00d48bca" officeooo:paragraph-rsid="00d48bca"/>
    </style:style>
    <style:style style:name="P62" style:family="paragraph" style:parent-style-name="Comment">
      <style:paragraph-properties fo:text-align="justify" style:justify-single-word="false"/>
      <style:text-properties fo:font-size="10pt" officeooo:paragraph-rsid="00f91744" style:font-size-asian="10pt" style:font-size-complex="10pt"/>
    </style:style>
    <style:style style:name="P63" style:family="paragraph" style:parent-style-name="Footer_20_left">
      <style:text-properties fo:font-size="10pt" officeooo:paragraph-rsid="00f6fb4c" style:font-size-asian="10pt" style:font-size-complex="10pt"/>
    </style:style>
    <style:style style:name="P64" style:family="paragraph" style:parent-style-name="Heading_20_1">
      <style:text-properties fo:language="pt" fo:country="BR" officeooo:paragraph-rsid="000c3da5"/>
    </style:style>
    <style:style style:name="P65" style:family="paragraph" style:parent-style-name="Heading_20_2">
      <style:text-properties fo:language="pt" fo:country="BR"/>
    </style:style>
    <style:style style:name="P66" style:family="paragraph" style:parent-style-name="Heading_20_2">
      <style:text-properties fo:language="pt" fo:country="BR" officeooo:paragraph-rsid="00d0788a"/>
    </style:style>
    <style:style style:name="P67" style:family="paragraph" style:parent-style-name="Heading_20_3">
      <style:text-properties fo:language="pt" fo:country="BR"/>
    </style:style>
    <style:style style:name="P68" style:family="paragraph" style:parent-style-name="Heading_20_3">
      <style:text-properties fo:language="pt" fo:country="BR" officeooo:rsid="003bea0b" officeooo:paragraph-rsid="003bea0b"/>
    </style:style>
    <style:style style:name="P69" style:family="paragraph" style:parent-style-name="Heading_20_3">
      <style:text-properties fo:language="pt" fo:country="BR" officeooo:paragraph-rsid="00cf720e"/>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fo:font-weight="bold" officeooo:rsid="00ce0009" officeooo:paragraph-rsid="008b40f7" style:font-weight-asian="bold" style:font-weight-complex="bold"/>
    </style:style>
    <style:style style:name="P72" style:family="paragraph" style:parent-style-name="Table_20_Contents">
      <style:paragraph-properties fo:text-align="start" style:justify-single-word="false"/>
      <style:text-properties fo:font-weight="bold" officeooo:rsid="00d2e2e8" officeooo:paragraph-rsid="00d0788a" style:font-weight-asian="bold" style:font-weight-complex="bold"/>
    </style:style>
    <style:style style:name="P73" style:family="paragraph" style:parent-style-name="Table_20_Contents">
      <style:paragraph-properties fo:text-align="start" style:justify-single-word="false"/>
      <style:text-properties fo:font-weight="bold" officeooo:rsid="00b34e5d" officeooo:paragraph-rsid="00b34e5d" style:font-weight-asian="bold" style:font-weight-complex="bold"/>
    </style:style>
    <style:style style:name="P74" style:family="paragraph" style:parent-style-name="Table_20_Contents">
      <style:paragraph-properties fo:text-align="center" style:justify-single-word="false"/>
      <style:text-properties fo:font-weight="bold" officeooo:rsid="00bc47a0" officeooo:paragraph-rsid="00bc47a0" style:font-weight-asian="bold" style:font-weight-complex="bold"/>
    </style:style>
    <style:style style:name="P75" style:family="paragraph" style:parent-style-name="Table_20_Contents">
      <style:text-properties fo:font-size="10pt" officeooo:rsid="01072041" officeooo:paragraph-rsid="01072041" style:font-size-asian="10pt" style:font-size-complex="10pt"/>
    </style:style>
    <style:style style:name="P76" style:family="paragraph" style:parent-style-name="Table_20_Contents">
      <style:paragraph-properties fo:text-align="center" style:justify-single-word="false"/>
      <style:text-properties officeooo:rsid="00bc47a0" officeooo:paragraph-rsid="00bc47a0"/>
    </style:style>
    <style:style style:name="P77" style:family="paragraph" style:parent-style-name="Table_20_Contents">
      <style:paragraph-properties fo:text-align="start" style:justify-single-word="false"/>
      <style:text-properties fo:language="pt" fo:country="BR" fo:font-weight="bold" officeooo:rsid="002df8f3" officeooo:paragraph-rsid="002df8f3" style:font-weight-asian="bold" style:font-weight-complex="bold"/>
    </style:style>
    <style:style style:name="T1" style:family="text">
      <style:text-properties officeooo:rsid="00f6fb4c"/>
    </style:style>
    <style:style style:name="T2" style:family="text">
      <style:text-properties fo:font-size="10pt" style:font-size-asian="10pt" style:font-size-complex="10pt"/>
    </style:style>
    <style:style style:name="T3" style:family="text">
      <style:text-properties officeooo:rsid="0010d6ca"/>
    </style:style>
    <style:style style:name="T4" style:family="text">
      <style:text-properties officeooo:rsid="001207cd"/>
    </style:style>
    <style:style style:name="T5" style:family="text">
      <style:text-properties officeooo:rsid="00182182"/>
    </style:style>
    <style:style style:name="T6" style:family="text">
      <style:text-properties officeooo:rsid="00199368"/>
    </style:style>
    <style:style style:name="T7" style:family="text">
      <style:text-properties officeooo:rsid="0019f563"/>
    </style:style>
    <style:style style:name="T8" style:family="text">
      <style:text-properties officeooo:rsid="001ef43d"/>
    </style:style>
    <style:style style:name="T9" style:family="text">
      <style:text-properties officeooo:rsid="001f8c78"/>
    </style:style>
    <style:style style:name="T10" style:family="text">
      <style:text-properties officeooo:rsid="0020f8a8"/>
    </style:style>
    <style:style style:name="T11" style:family="text">
      <style:text-properties officeooo:rsid="00221051"/>
    </style:style>
    <style:style style:name="T12" style:family="text">
      <style:text-properties officeooo:rsid="002a3ee0"/>
    </style:style>
    <style:style style:name="T13" style:family="text">
      <style:text-properties officeooo:rsid="002df8f3"/>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01ed9"/>
    </style:style>
    <style:style style:name="T42" style:family="text">
      <style:text-properties officeooo:rsid="00714e50"/>
    </style:style>
    <style:style style:name="T43" style:family="text">
      <style:text-properties officeooo:rsid="0076fe9c"/>
    </style:style>
    <style:style style:name="T44" style:family="text">
      <style:text-properties officeooo:rsid="0077d679"/>
    </style:style>
    <style:style style:name="T45" style:family="text">
      <style:text-properties officeooo:rsid="007a3a8a"/>
    </style:style>
    <style:style style:name="T46" style:family="text">
      <style:text-properties officeooo:rsid="007e3d26"/>
    </style:style>
    <style:style style:name="T47" style:family="text">
      <style:text-properties officeooo:rsid="007ed583"/>
    </style:style>
    <style:style style:name="T48" style:family="text">
      <style:text-properties officeooo:rsid="0082f056"/>
    </style:style>
    <style:style style:name="T49" style:family="text">
      <style:text-properties officeooo:rsid="008405a9"/>
    </style:style>
    <style:style style:name="T50" style:family="text">
      <style:text-properties officeooo:rsid="00840f38"/>
    </style:style>
    <style:style style:name="T51" style:family="text">
      <style:text-properties officeooo:rsid="00846c75"/>
    </style:style>
    <style:style style:name="T52" style:family="text">
      <style:text-properties officeooo:rsid="0086598c"/>
    </style:style>
    <style:style style:name="T53" style:family="text">
      <style:text-properties officeooo:rsid="00872f9e"/>
    </style:style>
    <style:style style:name="T54" style:family="text">
      <style:text-properties officeooo:rsid="008b2216"/>
    </style:style>
    <style:style style:name="T55" style:family="text">
      <style:text-properties officeooo:rsid="008b40f7"/>
    </style:style>
    <style:style style:name="T56" style:family="text">
      <style:text-properties officeooo:rsid="008e5452"/>
    </style:style>
    <style:style style:name="T57" style:family="text">
      <style:text-properties officeooo:rsid="008e92bd"/>
    </style:style>
    <style:style style:name="T58" style:family="text">
      <style:text-properties officeooo:rsid="008f5845"/>
    </style:style>
    <style:style style:name="T59" style:family="text">
      <style:text-properties officeooo:rsid="009ba7c0"/>
    </style:style>
    <style:style style:name="T60" style:family="text">
      <style:text-properties officeooo:rsid="009d3f17"/>
    </style:style>
    <style:style style:name="T61" style:family="text">
      <style:text-properties officeooo:rsid="00a220c3"/>
    </style:style>
    <style:style style:name="T62" style:family="text">
      <style:text-properties officeooo:rsid="00b1d252"/>
    </style:style>
    <style:style style:name="T63" style:family="text">
      <style:text-properties officeooo:rsid="00b495e2"/>
    </style:style>
    <style:style style:name="T64" style:family="text">
      <style:text-properties officeooo:rsid="00b64bd0"/>
    </style:style>
    <style:style style:name="T65" style:family="text">
      <style:text-properties officeooo:rsid="00c0601a"/>
    </style:style>
    <style:style style:name="T66" style:family="text">
      <style:text-properties officeooo:rsid="00c2444d"/>
    </style:style>
    <style:style style:name="T67" style:family="text">
      <style:text-properties fo:font-weight="bold" style:font-weight-asian="bold" style:font-weight-complex="bold"/>
    </style:style>
    <style:style style:name="T68" style:family="text">
      <style:text-properties officeooo:rsid="00d2e2e8"/>
    </style:style>
    <style:style style:name="T69" style:family="text">
      <style:text-properties officeooo:rsid="00ea2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49">Fellipe Augusto Ugliara</text:p>
      <text:p text:style-name="P49"/>
      <text:p text:style-name="P49"/>
      <text:p text:style-name="P49"/>
      <text:p text:style-name="P49"/>
      <text:p text:style-name="Title">.:</text:p>
      <text:p text:style-name="Standard"/>
      <text:p text:style-name="Standard"/>
      <text:p text:style-name="Standard"/>
      <text:p text:style-name="Standard"/>
      <text:p text:style-name="P48">Sistema Três Pontos Livro de Regras</text:p>
      <text:p text:style-name="P50"/>
      <table:table table:name="Licença-da-Publicação" table:style-name="Licença-da-Publicação">
        <table:table-column table:style-name="Licença-da-Publicação.A"/>
        <table:table-row>
          <table:table-cell table:style-name="Licença-da-Publicação.A1" office:value-type="string">
            <text:p text:style-name="P62">Este trabalho está licenciado sob a Licença Atribuição 4.0 Internacional Creative Commons. Para visualizar uma cópia desta licença, visite https://creativecommons.org/licenses/by/4.0/deed.pt ou mande uma carta para Creative Commons, PO Box 1866, Mountain View, CA 94042, USA.</text:p>
          </table:table-cell>
        </table:table-row>
      </table:table>
      <text:p text:style-name="Standard"/>
      <text:p text:style-name="Standard"/>
      <text:h text:style-name="P64" text:outline-level="1">Regras do Jogo</text:h>
      <text:p text:style-name="P7"/>
      <text:p text:style-name="P39">RPG <text:span text:style-name="T21">(</text:span><text:span text:style-name="T22">Role-Playing Game</text:span><text:span text:style-name="T21">)</text:span> é um jogo de contar histórias, como todo jogo ele tem um conjunto de regras para balancear as ações dos participantes, mas diferente de outros jogos não existem vencedores e perdedores. O sucesso de uma partida está na construção de bons enredos, elaborados coletivamente pelos jogadores e um mestre de jogo.</text:p>
      <text:p text:style-name="P39"/>
      <text:p text:style-name="P38"><text:span text:style-name="T43">A</text:span>s regras <text:span text:style-name="T43">são </text:span><text:span text:style-name="T44">apresentadas em duas partes, termos e mecânicas do jogo. <text:s/></text:span><text:span text:style-name="T46">Os termos definem</text:span> os elementos <text:span text:style-name="T43">e </text:span><text:span text:style-name="T44">as </text:span><text:span text:style-name="T43">estruturas </text:span><text:span text:style-name="T46">do</text:span> <text:span text:style-name="T47">jogo</text:span>. <text:span text:style-name="T46">As</text:span> mecânicas <text:span text:style-name="T44">explicam </text:span>como<text:span text:style-name="T45"> </text:span><text:span text:style-name="T47">esses elementos e estruturas </text:span><text:span text:style-name="T48">são utilizados </text:span><text:span text:style-name="T49">nas</text:span><text:span text:style-name="T47"> partida</text:span><text:span text:style-name="T49">s</text:span><text:span text:style-name="T47"> de</text:span><text:span text:style-name="T50">sse jogo de</text:span><text:span text:style-name="T47"> RPG.</text:span></text:p>
      <text:p text:style-name="P7"/>
      <text:h text:style-name="P65" text:outline-level="2">Termos do Jogo</text:h>
      <text:p text:style-name="P7"/>
      <text:p text:style-name="P39"><text:soft-page-break/>O jogo de RPG tem muitos termos próprios antes de entrar nas <text:span text:style-name="T5">mecânicas de jogo</text:span> vamos explorar cada um desses termos, assim fica mais direta a definição das <text:span text:style-name="T5">mecânicas</text:span> e a compreensão de como usar <text:span text:style-name="T6">esse sistema de regras</text:span>.</text:p>
      <text:p text:style-name="P7"/>
      <text:h text:style-name="P67" text:outline-level="3">Mestre</text:h>
      <text:p text:style-name="P7"/>
      <text:p text:style-name="P39">Guiar a história é responsabilidade do mestre de jogo (mestre), ele tem como objetivo dar vida a lugares, descrever os acontecimentos, elaborar os desafios, motivar a exploração, engajando os jogadores a participar ativamente da trama. </text:p>
      <text:p text:style-name="P39"/>
      <text:p text:style-name="P39">Em uma partida de RPG o mestre usará um cenário onde a história irá se desenrolar, com florestas, estradas sombrias, vilarejos, personagens e todos as coisas necessárias para que o mestre guie a história em conjunto com os jogadores.</text:p>
      <text:p text:style-name="P39"/>
      <text:p text:style-name="P39">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7"/>
      <text:h text:style-name="P67" text:outline-level="3">Jogadores</text:h>
      <text:p text:style-name="P7"/>
      <text:p text:style-name="P3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7"/>
      <text:h text:style-name="P67" text:outline-level="3">Materiais</text:h>
      <text:p text:style-name="P7"/>
      <text:p text:style-name="P39">Os materiais usados neste jogo serão: este livro, papeis, lápis, canetas, dados de seis lados (d6). Opcionalmente o mestre pode usar materiais adicionais como mapas, miniaturas, cartas, o que ele precisar para tornar o jogo mais atrativo.</text:p>
      <text:p text:style-name="P7"/>
      <text:h text:style-name="P67" text:outline-level="3"><text:soft-page-break/>Personagens</text:h>
      <text:p text:style-name="P7"/>
      <text:p text:style-name="P40">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39"/>
      <text:p text:style-name="P39">Os personagens são criados usando <text:span text:style-name="T13">fichas</text:span> de personagens, <text:span text:style-name="T3">que</text:span> descrevem suas características. Os personagens usados pelo mestre que não se envolveram em situações de confronto não precisam de uma ficha, uma breve descrição do personagem feita pelo mestre é suficiente na maioria das vezes. O mestre também pode criar fichas simplificadas só para resolver impasses específicos.</text:p>
      <text:p text:style-name="P39"/>
      <text:p text:style-name="P39">As fichas <text:span text:style-name="T54">de personagem</text:span> contêm os seguintes campos: uma lista de traços <text:span text:style-name="T3">que são características</text:span> <text:span text:style-name="T15">do</text:span> personage<text:span text:style-name="T4">m</text:span>; uma lista de efeitos <text:span text:style-name="T4">que </text:span><text:span text:style-name="T15">atribuem</text:span><text:span text:style-name="T4"> condições ao personagem</text:span>; uma lista de equipamentos que <text:span text:style-name="T4">o personagem carrega</text:span> consigo; o nome do personagem; e uma breve descrição a respeito <text:span text:style-name="T4">dele</text:span>.</text:p>
      <text:p text:style-name="P7"/>
      <text:p text:style-name="P43">Ficha <text:sequence text:ref-name="refFicha0" text:name="Ficha" text:formula="ooow:Ficha+1" style:num-format="1">1</text:sequence>: Ficha de Personagem</text:p>
      <text:p text:style-name="P44">Frente</text:p>
      <table:table table:name="Desenho-do-Personagem" table:style-name="Desenho-do-Personagem">
        <table:table-column table:style-name="Desenho-do-Personagem.A"/>
        <table:table-row>
          <table:table-cell table:style-name="Desenho-do-Personagem.A1" office:value-type="string">
            <text:p text:style-name="P4"/>
          </table:table-cell>
        </table:table-row>
        <table:table-row>
          <table:table-cell table:style-name="Desenho-do-Personagem.A2" office:value-type="string">
            <text:p text:style-name="P4"/>
          </table:table-cell>
        </table:table-row>
        <table:table-row>
          <table:table-cell table:style-name="Desenho-do-Personagem.A2" office:value-type="string">
            <text:p text:style-name="P4"/>
          </table:table-cell>
        </table:table-row>
        <table:table-row>
          <table:table-cell table:style-name="Desenho-do-Personagem.A2" office:value-type="string">
            <text:p text:style-name="P4"/>
          </table:table-cell>
        </table:table-row>
        <table:table-row>
          <table:table-cell table:style-name="Desenho-do-Personagem.A5" office:value-type="string">
            <text:p text:style-name="P5">Desenho do Personagem</text:p>
          </table:table-cell>
        </table:table-row>
        <table:table-row>
          <table:table-cell table:style-name="Desenho-do-Personagem.A2" office:value-type="string">
            <text:p text:style-name="P6">Opcional.</text:p>
          </table:table-cell>
        </table:table-row>
        <table:table-row>
          <table:table-cell table:style-name="Desenho-do-Personagem.A2" office:value-type="string">
            <text:p text:style-name="P4"/>
          </table:table-cell>
        </table:table-row>
        <table:table-row>
          <table:table-cell table:style-name="Desenho-do-Personagem.A2" office:value-type="string">
            <text:p text:style-name="P4"/>
          </table:table-cell>
        </table:table-row>
        <table:table-row>
          <table:table-cell table:style-name="Desenho-do-Personagem.A2" office:value-type="string">
            <text:p text:style-name="P4"/>
          </table:table-cell>
        </table:table-row>
        <table:table-row>
          <table:table-cell table:style-name="Desenho-do-Personagem.A2" office:value-type="string">
            <text:p text:style-name="P4"/>
          </table:table-cell>
        </table:table-row>
        <table:table-row>
          <table:table-cell table:style-name="Desenho-do-Personagem.A11" office:value-type="string">
            <text:p text:style-name="P4"/>
          </table:table-cell>
        </table:table-row>
      </table:table>
      <text:p text:style-name="P44"><text:soft-page-break/>Verso</text:p>
      <table:table table:name="Ficha-de-Personagem" table:style-name="Ficha-de-Personagem">
        <table:table-column table:style-name="Ficha-de-Personagem.A" table:number-columns-repeated="2"/>
        <table:table-column table:style-name="Ficha-de-Personagem.C"/>
        <table:table-row table:style-name="Ficha-de-Personagem.1">
          <table:table-cell table:style-name="Ficha-de-Personagem.A1" office:value-type="string">
            <text:p text:style-name="P77">Traços .:</text:p>
          </table:table-cell>
          <table:table-cell table:style-name="Ficha-de-Personagem.A1" office:value-type="string">
            <text:p text:style-name="P77">Equipamentos .:</text:p>
          </table:table-cell>
          <table:table-cell table:style-name="Ficha-de-Personagem.C1" office:value-type="string">
            <text:p text:style-name="P77">Efeitos .:</text:p>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2" office:value-type="string">
            <text:p text:style-name="P18"/>
          </table:table-cell>
          <table:table-cell table:style-name="Ficha-de-Personagem.A2" office:value-type="string">
            <text:p text:style-name="P18"/>
          </table:table-cell>
          <table:table-cell table:style-name="Ficha-de-Personagem.C2" office:value-type="string">
            <text:p text:style-name="P18"/>
          </table:table-cell>
        </table:table-row>
        <table:table-row table:style-name="Ficha-de-Personagem.1">
          <table:table-cell table:style-name="Ficha-de-Personagem.A10" office:value-type="string">
            <text:p text:style-name="P18"/>
          </table:table-cell>
          <table:table-cell table:style-name="Ficha-de-Personagem.A10" office:value-type="string">
            <text:p text:style-name="P18"/>
          </table:table-cell>
          <table:table-cell table:style-name="Ficha-de-Personagem.C10" office:value-type="string">
            <text:p text:style-name="P18"/>
          </table:table-cell>
        </table:table-row>
        <table:table-row table:style-name="Ficha-de-Personagem.1">
          <table:table-cell table:style-name="Ficha-de-Personagem.A11" office:value-type="string">
            <text:p text:style-name="P42">Nome .: </text:p>
          </table:table-cell>
          <table:table-cell table:style-name="Ficha-de-Personagem.B11" table:number-columns-spanned="2" office:value-type="string">
            <text:p text:style-name="P42">Descrição .: </text:p>
          </table:table-cell>
          <table:covered-table-cell/>
        </table:table-row>
      </table:table>
      <text:p text:style-name="P9"/>
      <text:h text:style-name="P67" text:outline-level="3">Ações e Reações</text:h>
      <text:p text:style-name="P8"/>
      <text:p text:style-name="P41">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7">são sempre bem sucedidas a menos que uma reação </text:span><text:span text:style-name="T34">de imposição </text:span><text:span text:style-name="T7">aconteça, exigindo um teste para definir se o resultado da ação será positivo ou negativo para o personagem que </text:span><text:span text:style-name="T14">propôs</text:span><text:span text:style-name="T8"> a açã</text:span><text:span text:style-name="T9">o</text:span><text:span text:style-name="T7">.</text:span></text:p>
      <text:p text:style-name="P41"/>
      <text:p text:style-name="P20">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10"/>
      <text:h text:style-name="P68" text:outline-level="3">Cenas de Jogo</text:h>
      <text:p text:style-name="P11"/>
      <text:p text:style-name="P12"><text:soft-page-break/>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51">atenção e reflexo</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13"/>
      <text:h text:style-name="P67" text:outline-level="3">Teste<text:span text:style-name="T20">s e Resultados</text:span></text:h>
      <text:p text:style-name="P14"/>
      <text:p text:style-name="P19">F<text:span text:style-name="T41">alar que sempre tem 1d6 e 1 ponto de dificuldade .</text:span></text:p>
      <text:p text:style-name="P14"/>
      <text:h text:style-name="P67" text:outline-level="3">Impacto <text:span text:style-name="T20">e </text:span>Dificuldade</text:h>
      <text:p text:style-name="P8"/>
      <text:p text:style-name="P24"><text:span text:style-name="T40">Cada </text:span>impacto pode adicionar um d6 ao teste, ou pode aumentar um ponto da dificuldade do teste, um impacto não adiciona dado e dificuldade ao me<text:span text:style-name="T42">sm</text:span>o tempo <text:span text:style-name="T42">ao</text:span><text:span text:style-name="T40"> teste</text:span>. </text:p>
      <text:p text:style-name="P8"/>
      <text:p text:style-name="P23">Cada traço e equipamento de um personagem pode causar somente um impacto em cada teste, quais traços e equipamentos devem ser considerados em uma ação ou reação vai depender da história. Os jogadores <text:span text:style-name="T39">sugerem</text:span> impactos, e o mestre pode contestar <text:span text:style-name="T39">caso ele entenda que esses impactos não são coerentes com a história</text:span>. </text:p>
      <text:p text:style-name="P8"/>
      <text:h text:style-name="P67" text:outline-level="3">Traços</text:h>
      <text:p text:style-name="P14"/>
      <text:p text:style-name="P27">Definem as características dos personagens, os pontos positivos e negativos de cada um. Os traços indicam como cada personagem pode tirar vantagem de suas competências e com quais desvantagem ele terá de lidar ao causar impacto nas ações e reações que propõem.</text:p>
      <text:p text:style-name="P27"/>
      <text:p text:style-name="P28"><text:soft-page-break/>Os traços são definidos usando fichas de traços, <text:span text:style-name="T55">elas contêm os campos: nome do traço e </text:span><text:span text:style-name="T60">sua </text:span><text:span text:style-name="T55">descrição que detalha como esse traço influência as características do personagem.</text:span></text:p>
      <text:p text:style-name="P28"/>
      <text:p text:style-name="P43">Ficha <text:sequence text:ref-name="refFicha1" text:name="Ficha" text:formula="ooow:Ficha+1" style:num-format="1">2</text:sequence>: Ficha de Traço</text:p>
      <table:table table:name="Ficha-de-Traço" table:style-name="Ficha-de-Traço">
        <table:table-column table:style-name="Ficha-de-Traço.A"/>
        <table:table-column table:style-name="Ficha-de-Traço.B"/>
        <table:table-column table:style-name="Ficha-de-Traço.C"/>
        <table:table-row table:style-name="Ficha-de-Traço.1">
          <table:table-cell table:style-name="Ficha-de-Traço.A1" office:value-type="string">
            <text:p text:style-name="P71">Traço .:</text:p>
          </table:table-cell>
          <table:table-cell table:style-name="Ficha-de-Traço.B1" table:number-columns-spanned="2" office:value-type="string">
            <text:p text:style-name="P61"/>
          </table:table-cell>
          <table:covered-table-cell/>
        </table:table-row>
        <table:table-row table:style-name="Ficha-de-Traço.1">
          <table:table-cell table:style-name="Ficha-de-Traço.A2" table:number-columns-spanned="2" office:value-type="string">
            <text:p text:style-name="P53"><text:span text:style-name="T67">Descrição .:</text:span> </text:p>
          </table:table-cell>
          <table:covered-table-cell/>
          <table:table-cell table:style-name="Ficha-de-Traço.C2" office:value-type="string">
            <text:p text:style-name="P53"/>
          </table:table-cell>
        </table:table-row>
        <table:table-row table:style-name="Ficha-de-Traço.1">
          <table:table-cell table:style-name="Ficha-de-Traço.A3" table:number-columns-spanned="3" office:value-type="string">
            <text:p text:style-name="Table_20_Contents"/>
          </table:table-cell>
          <table:covered-table-cell/>
          <table:covered-table-cell/>
        </table:table-row>
        <table:table-row table:style-name="Ficha-de-Traço.1">
          <table:table-cell table:style-name="Ficha-de-Traço.A4" table:number-columns-spanned="3" office:value-type="string">
            <text:p text:style-name="Table_20_Contents"/>
          </table:table-cell>
          <table:covered-table-cell/>
          <table:covered-table-cell/>
        </table:table-row>
        <table:table-row table:style-name="Ficha-de-Traço.1">
          <table:table-cell table:style-name="Ficha-de-Traço.A5" table:number-columns-spanned="3" office:value-type="string">
            <text:p text:style-name="Table_20_Contents"/>
          </table:table-cell>
          <table:covered-table-cell/>
          <table:covered-table-cell/>
        </table:table-row>
        <table:table-row table:style-name="Ficha-de-Traço.1">
          <table:table-cell table:style-name="Ficha-de-Traço.A6" table:number-columns-spanned="3" office:value-type="string">
            <text:p text:style-name="P56"/>
          </table:table-cell>
          <table:covered-table-cell/>
          <table:covered-table-cell/>
        </table:table-row>
      </table:table>
      <text:p text:style-name="P15"/>
      <text:h text:style-name="P67" text:outline-level="3">Equipamentos</text:h>
      <text:p text:style-name="P14"/>
      <text:p text:style-name="P21">Os equipamentos são as coisas <text:span text:style-name="T37">que um personagem carrega consigo, eles permitindo que o personagem realize tarefas que antes não eram difíceis ou até mesmo possíveis. Cada equipamento </text:span><text:span text:style-name="T38">pode causar impacto as ações e reações.</text:span></text:p>
      <text:p text:style-name="P21"/>
      <text:p text:style-name="P22"><text:span text:style-name="T56">Quantos </text:span>equipamentos um personagem pode carregar é definido pela coerência, normalmente um personagem não pode usar duas armaduras ao mesmo tempo, na duvida o mestre tem define o que é ou não coerente no contexto da história.</text:p>
      <text:p text:style-name="P14"/>
      <text:p text:style-name="P29"><text:span text:style-name="T56">Cada equipamento é</text:span> definido usando <text:span text:style-name="T56">uma </text:span>ficha de <text:span text:style-name="T56">equipamento</text:span>, <text:span text:style-name="T55">elas contêm os campos: nome do </text:span><text:span text:style-name="T56">equipamento</text:span><text:span text:style-name="T55"> e descrição </text:span><text:span text:style-name="T58">detalhada de</text:span><text:span text:style-name="T55"> como esse </text:span><text:span text:style-name="T56">equipamento</text:span><text:span text:style-name="T55"> </text:span><text:span text:style-name="T57">funciona </text:span><text:span text:style-name="T58">e suas características</text:span><text:span text:style-name="T55">.</text:span></text:p>
      <text:p text:style-name="P29"/>
      <text:p text:style-name="P45"><text:soft-page-break/>Ficha <text:sequence text:ref-name="refFicha2" text:name="Ficha" text:formula="ooow:Ficha+1" style:num-format="1">3</text:sequence>: Ficha de <text:span text:style-name="T56">Equipamento</text:span></text:p>
      <table:table table:name="Ficha-de-Equipamento" table:style-name="Ficha-de-Equipamento">
        <table:table-column table:style-name="Ficha-de-Equipamento.A"/>
        <table:table-column table:style-name="Ficha-de-Equipamento.B"/>
        <table:table-column table:style-name="Ficha-de-Equipamento.C"/>
        <table:table-row table:style-name="Ficha-de-Equipamento.1">
          <table:table-cell table:style-name="Ficha-de-Equipamento.A1" table:number-columns-spanned="2" office:value-type="string">
            <text:p text:style-name="P47"><text:span text:style-name="T68">Equipamento .:</text:span> </text:p>
          </table:table-cell>
          <table:covered-table-cell/>
          <table:table-cell table:style-name="Ficha-de-Equipamento.C1" office:value-type="string">
            <text:p text:style-name="P51"/>
          </table:table-cell>
        </table:table-row>
        <table:table-row table:style-name="Ficha-de-Equipamento.1">
          <table:table-cell table:style-name="Ficha-de-Equipamento.A2" office:value-type="string">
            <text:p text:style-name="P54"><text:span text:style-name="T67">Descrição .:</text:span> </text:p>
          </table:table-cell>
          <table:table-cell table:style-name="Ficha-de-Equipamento.B2" table:number-columns-spanned="2" office:value-type="string">
            <text:p text:style-name="P54"/>
          </table:table-cell>
          <table:covered-table-cell/>
        </table:table-row>
        <table:table-row table:style-name="Ficha-de-Equipamento.1">
          <table:table-cell table:style-name="Ficha-de-Equipamento.A3" table:number-columns-spanned="3" office:value-type="string">
            <text:p text:style-name="P59"/>
          </table:table-cell>
          <table:covered-table-cell/>
          <table:covered-table-cell/>
        </table:table-row>
        <table:table-row table:style-name="Ficha-de-Equipamento.1">
          <table:table-cell table:style-name="Ficha-de-Equipamento.A4" table:number-columns-spanned="3" office:value-type="string">
            <text:p text:style-name="P59"/>
          </table:table-cell>
          <table:covered-table-cell/>
          <table:covered-table-cell/>
        </table:table-row>
        <table:table-row table:style-name="Ficha-de-Equipamento.1">
          <table:table-cell table:style-name="Ficha-de-Equipamento.A5" table:number-columns-spanned="3" office:value-type="string">
            <text:p text:style-name="P59"/>
          </table:table-cell>
          <table:covered-table-cell/>
          <table:covered-table-cell/>
        </table:table-row>
        <table:table-row table:style-name="Ficha-de-Equipamento.1">
          <table:table-cell table:style-name="Ficha-de-Equipamento.A6" table:number-columns-spanned="3" office:value-type="string">
            <text:p text:style-name="P57"/>
          </table:table-cell>
          <table:covered-table-cell/>
          <table:covered-table-cell/>
        </table:table-row>
      </table:table>
      <text:p text:style-name="Standard"/>
      <text:h text:style-name="P69" text:outline-level="3">Efeitos</text:h>
      <text:p text:style-name="P14"/>
      <text:p text:style-name="P17"><text:span text:style-name="T36">Os efeitos s</text:span>ão condições que afetam os personagens, <text:span text:style-name="T23">de modo temporário como: ferimento leve,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17"/>
      <text:p text:style-name="P17"><text:span text:style-name="T59">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efeito confuso, mas um personagem pode ser afetado por efeitos diferentes ao mesmo tempo como confusão e ferimento leve. </text:span></text:p>
      <text:p text:style-name="P17"/>
      <text:p text:style-name="P30"><text:span text:style-name="T60">Os efeitos</text:span> são definidos usando fichas de <text:span text:style-name="T60">efeitos</text:span>, <text:span text:style-name="T55">elas contêm os campos: nome do </text:span><text:span text:style-name="T60">efeito</text:span><text:span text:style-name="T55"> e descrição do </text:span><text:span text:style-name="T60">detalhada de</text:span><text:span text:style-name="T55"> como esse </text:span><text:span text:style-name="T60">efeito</text:span><text:span text:style-name="T55"> influência as </text:span><text:span text:style-name="T60">ações e reações</text:span><text:span text:style-name="T55"> do personagem.</text:span></text:p>
      <text:p text:style-name="P30"/>
      <text:p text:style-name="P46"><text:soft-page-break/>Ficha <text:sequence text:ref-name="refFicha3" text:name="Ficha" text:formula="ooow:Ficha+1" style:num-format="1">4</text:sequence>: Ficha de <text:span text:style-name="T61">Efeito</text:span></text:p>
      <table:table table:name="Ficha-de-Efeito" table:style-name="Ficha-de-Efeito">
        <table:table-column table:style-name="Ficha-de-Efeito.A"/>
        <table:table-column table:style-name="Ficha-de-Efeito.B"/>
        <table:table-column table:style-name="Ficha-de-Efeito.C"/>
        <table:table-row table:style-name="Ficha-de-Efeito.1">
          <table:table-cell table:style-name="Ficha-de-Efeito.A1" office:value-type="string">
            <text:p text:style-name="P72">Efeito .:</text:p>
          </table:table-cell>
          <table:table-cell table:style-name="Ficha-de-Efeito.B1" table:number-columns-spanned="2" office:value-type="string">
            <text:p text:style-name="P52"/>
          </table:table-cell>
          <table:covered-table-cell/>
        </table:table-row>
        <table:table-row table:style-name="Ficha-de-Efeito.1">
          <table:table-cell table:style-name="Ficha-de-Efeito.A2" table:number-columns-spanned="2" office:value-type="string">
            <text:p text:style-name="P55"><text:span text:style-name="T67">Descrição .:</text:span> </text:p>
          </table:table-cell>
          <table:covered-table-cell/>
          <table:table-cell table:style-name="Ficha-de-Efeito.C2" office:value-type="string">
            <text:p text:style-name="P55"/>
          </table:table-cell>
        </table:table-row>
        <table:table-row table:style-name="Ficha-de-Efeito.1">
          <table:table-cell table:style-name="Ficha-de-Efeito.A3" table:number-columns-spanned="3" office:value-type="string">
            <text:p text:style-name="P60"/>
          </table:table-cell>
          <table:covered-table-cell/>
          <table:covered-table-cell/>
        </table:table-row>
        <table:table-row table:style-name="Ficha-de-Efeito.1">
          <table:table-cell table:style-name="Ficha-de-Efeito.A4" table:number-columns-spanned="3" office:value-type="string">
            <text:p text:style-name="P60"/>
          </table:table-cell>
          <table:covered-table-cell/>
          <table:covered-table-cell/>
        </table:table-row>
        <table:table-row table:style-name="Ficha-de-Efeito.1">
          <table:table-cell table:style-name="Ficha-de-Efeito.A5" table:number-columns-spanned="3" office:value-type="string">
            <text:p text:style-name="P60"/>
          </table:table-cell>
          <table:covered-table-cell/>
          <table:covered-table-cell/>
        </table:table-row>
        <table:table-row table:style-name="Ficha-de-Efeito.1">
          <table:table-cell table:style-name="Ficha-de-Efeito.A6" table:number-columns-spanned="3" office:value-type="string">
            <text:p text:style-name="P58"/>
          </table:table-cell>
          <table:covered-table-cell/>
          <table:covered-table-cell/>
        </table:table-row>
      </table:table>
      <text:p text:style-name="Standard"/>
      <text:h text:style-name="P66" text:outline-level="2">Mecânicas do Jogo</text:h>
      <text:p text:style-name="P25"/>
      <text:p text:style-name="P26">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53">influenciando na história</text:span>. <text:span text:style-name="T53">Elas</text:span> estabelecem diretrizes para <text:span text:style-name="T53">o mestre e para os jogadores </text:span><text:span text:style-name="T69">lidem com diferentes situações de jogo</text:span><text:span text:style-name="T53">. </text:span></text:p>
      <text:p text:style-name="P7"/>
      <text:h text:style-name="P67" text:outline-level="3">Criação de Personagens</text:h>
      <text:p text:style-name="P7"/>
      <text:p text:style-name="P7"/>
      <text:p text:style-name="P7"/>
      <text:h text:style-name="P67" text:outline-level="3">Evolução dos Personagens</text:h>
      <text:p text:style-name="P7"/>
      <text:p text:style-name="P7"/>
      <text:h text:style-name="Heading_20_3" text:outline-level="3">Jogando Dados</text:h>
      <text:p text:style-name="P7"/>
      <text:p text:style-name="P33">Os jogadores preferencialmente jogam os dados, os valores cinco e seis no resultado de uma jogada do dado é um sucesso no dado. Já os valores quatro, três, dois e um <text:span text:style-name="T62">no resultado de uma</text:span> jogada do dado é considerado como uma falha no dado.</text:p>
      <text:p text:style-name="P31"><text:soft-page-break/></text:p>
      <table:table table:name="Prioridade-nos-Dados" table:style-name="Prioridade-nos-Dados">
        <table:table-column table:style-name="Prioridade-nos-Dados.A"/>
        <table:table-row table:style-name="Prioridade-nos-Dados.1">
          <table:table-cell table:style-name="Prioridade-nos-Dados.A1" office:value-type="string">
            <text:p text:style-name="P73">Prioridade na jogada dos dados .:</text:p>
          </table:table-cell>
        </table:table-row>
        <table:table-row table:style-name="Prioridade-nos-Dados.1">
          <table:table-cell table:style-name="Prioridade-nos-Dados.A2" office:value-type="string">
            <text:p text:style-name="P32">Ação do Jogador → Reação do Jogador → Ação ou Reação do Mestre</text:p>
          </table:table-cell>
        </table:table-row>
      </table:table>
      <text:p text:style-name="P31"/>
      <text:p text:style-name="P34">Um jogador realizando uma ação e outro jogador <text:span text:style-name="T64">ou o mestre respondendo com </text:span><text:s/>uma reação, o jogador que faz a ação joga os dados.</text:p>
      <text:p text:style-name="P35"/>
      <text:p text:style-name="P36">O mestre realizando uma ação e um jogador respondendo com uma reação, <text:span text:style-name="T63">o jogador que faz a </text:span>re<text:span text:style-name="T63">ação joga os dados.</text:span></text:p>
      <text:p text:style-name="P36"/>
      <table:table table:name="Falha-e-Sucesso-no-Dado" table:style-name="Falha-e-Sucesso-no-Dado">
        <table:table-column table:style-name="Falha-e-Sucesso-no-Dado.A"/>
        <table:table-column table:style-name="Falha-e-Sucesso-no-Dado.B"/>
        <table:table-row table:style-name="Falha-e-Sucesso-no-Dado.1">
          <table:table-cell table:style-name="Falha-e-Sucesso-no-Dado.A1" office:value-type="string">
            <text:p text:style-name="P74"><text:span text:style-name="T66">Valores de </text:span>Falha <text:span text:style-name="T65">no Dado .:</text:span></text:p>
          </table:table-cell>
          <table:table-cell table:style-name="Falha-e-Sucesso-no-Dado.B1" office:value-type="string">
            <text:p text:style-name="P74"><text:span text:style-name="T66">Valores de </text:span>Sucesso <text:span text:style-name="T65">no Dado .:</text:span></text:p>
          </table:table-cell>
        </table:table-row>
        <table:table-row table:style-name="Falha-e-Sucesso-no-Dado.1">
          <table:table-cell table:style-name="Falha-e-Sucesso-no-Dado.A2" office:value-type="string">
            <text:p text:style-name="P76">1, 2, 3, 4</text:p>
          </table:table-cell>
          <table:table-cell table:style-name="Falha-e-Sucesso-no-Dado.B2" office:value-type="string">
            <text:p text:style-name="P76">5, 6</text:p>
          </table:table-cell>
        </table:table-row>
      </table:table>
      <text:p text:style-name="P37"/>
      <text:h text:style-name="Heading_20_3" text:outline-level="3">Disputa de Atenção <text:span text:style-name="T52">e Reflexo</text:span></text:h>
      <text:p text:style-name="P7"/>
      <text:p text:style-name="P7"/>
      <text:h text:style-name="Heading_20_3" text:outline-level="3">Testando Ações e Reações</text:h>
      <text:p text:style-name="P7"/>
      <text:p text:style-name="P7"/>
      <text:h text:style-name="P67" text:outline-level="3">Ações de <text:span text:style-name="T12">M</text:span>ovimento</text:h>
      <text:p text:style-name="P7"/>
      <text:p text:style-name="P16">O deslocamento dos personagens quase todo tempo é livre, o jogador precisa somente <text:span text:style-name="T11">declarar</text:span> como o personagem vai se deslocar. <text:span text:style-name="T11">Quando o movimento acontecer dentro de uma cena de jogo, ele será parte de uma ação e pode sofrer reações. </text:span>O mestre pode barrar o movimento de um personagem caso ele seja exagerado, como no caso d<text:span text:style-name="T10">e</text:span> atravessar um imenso salão <text:span text:style-name="T10">em uma única ação</text:span>.</text:p>
      <text:p text:style-name="P7"/>
      <text:p text:style-name="P7">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7"><text:soft-page-break/></text:p>
      <text:p text:style-name="P7">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4cm" table:align="margins"/>
    </style:style>
    <style:style style:name="Header.A" style:family="table-column">
      <style:table-column-properties style:column-width="13.319cm" style:rel-column-width="62348*"/>
    </style:style>
    <style:style style:name="Header.B" style:family="table-column">
      <style:table-column-properties style:column-width="0.681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4cm" table:align="margins"/>
    </style:style>
    <style:style style:name="Footer.A" style:family="table-column">
      <style:table-column-properties style:column-width="13.176cm" style:rel-column-width="61680*"/>
    </style:style>
    <style:style style:name="Footer.B" style:family="table-column">
      <style:table-column-properties style:column-width="0.824cm" style:rel-column-width="3855*"/>
    </style:style>
    <style:style style:name="Footer.A1" style:family="table-cell">
      <style:table-cell-properties style:vertical-align="middle" fo:padding="0.097cm" fo:border-left="none" fo:border-right="none" fo:border-top="0.5pt solid #000000" fo:border-bottom="none"/>
    </style:style>
    <style:style style:name="Footer.B1" style:family="table-cell">
      <style:table-cell-properties fo:padding="0.097cm" fo:border-left="none" fo:border-right="none" fo:border-top="0.5pt solid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0f6fb4c"/>
    </style:style>
    <style:style style:name="MT2" style:family="text">
      <style:text-properties fo:font-size="10pt" style:font-size-asian="10pt" style:font-size-complex="10pt"/>
    </style:style>
    <style:page-layout style:name="Mpm1">
      <style:page-layout-properties fo:page-width="16cm" fo:page-height="22.999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rês Pontos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1">4</text:span> Fellipe Augusto Ugliara. Licenciado sob a CC BY 4.0</text:p>
            </table:table-cell>
            <table:table-cell table:style-name="Footer.B1" office:value-type="string">
              <text:p text:style-name="MP5"><text:span text:style-name="MT2"><text:page-number text:select-page="current">10</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13T13:55:18.604870797</dc:date>
    <meta:editing-duration>PT16H15M11S</meta:editing-duration>
    <meta:editing-cycles>179</meta:editing-cycles>
    <meta:generator>LibreOffice/24.2.3.2$Linux_X86_64 LibreOffice_project/420$Build-2</meta:generator>
    <meta:document-statistic meta:table-count="10" meta:image-count="0" meta:object-count="0" meta:page-count="10" meta:paragraph-count="85" meta:word-count="1691" meta:character-count="10267" meta:non-whitespace-character-count="8646"/>
  </office:meta>
</office:document-meta>
</file>